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3f8e9"/>
    </style:style>
    <style:style style:name="P2" style:family="paragraph" style:parent-style-name="Standard">
      <style:text-properties officeooo:rsid="00007243" officeooo:paragraph-rsid="00063665"/>
    </style:style>
    <style:style style:name="P3" style:family="paragraph" style:parent-style-name="Standard">
      <style:text-properties officeooo:rsid="0003f8e9" officeooo:paragraph-rsid="0003f8e9"/>
    </style:style>
    <style:style style:name="P4" style:family="paragraph" style:parent-style-name="Standard">
      <style:text-properties officeooo:rsid="0003f8e9" officeooo:paragraph-rsid="00063665"/>
    </style:style>
    <style:style style:name="P5" style:family="paragraph" style:parent-style-name="Standard">
      <style:text-properties officeooo:rsid="0003f8e9" officeooo:paragraph-rsid="000771a5"/>
    </style:style>
    <style:style style:name="P6" style:family="paragraph" style:parent-style-name="Standard">
      <style:text-properties officeooo:rsid="0003f8e9" officeooo:paragraph-rsid="000ac64e"/>
    </style:style>
    <style:style style:name="P7" style:family="paragraph" style:parent-style-name="Standard">
      <style:text-properties style:font-name="Courier 10 Pitch" officeooo:rsid="00032e73" officeooo:paragraph-rsid="00032e73"/>
    </style:style>
    <style:style style:name="P8" style:family="paragraph" style:parent-style-name="Standard">
      <style:text-properties style:font-name="Courier 10 Pitch" officeooo:rsid="00032e73" officeooo:paragraph-rsid="000b9fdc"/>
    </style:style>
    <style:style style:name="P9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10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11" style:family="paragraph" style:parent-style-name="Standard">
      <style:text-properties style:font-name="Courier" fo:font-size="16pt" officeooo:rsid="00063665" officeooo:paragraph-rsid="0003f8e9" style:font-size-asian="16pt" style:font-size-complex="16pt"/>
    </style:style>
    <style:style style:name="P12" style:family="paragraph" style:parent-style-name="Standard">
      <style:text-properties style:font-name="Courier" fo:font-size="16pt" officeooo:rsid="00063665" officeooo:paragraph-rsid="000771a5" style:font-size-asian="16pt" style:font-size-complex="16pt"/>
    </style:style>
    <style:style style:name="P13" style:family="paragraph" style:parent-style-name="Standard">
      <style:text-properties officeooo:rsid="00032e73" officeooo:paragraph-rsid="000b9fdc"/>
    </style:style>
    <style:style style:name="P14" style:family="paragraph" style:parent-style-name="Standard">
      <style:paragraph-properties fo:break-before="page"/>
      <style:text-properties officeooo:rsid="0003f8e9" officeooo:paragraph-rsid="000638c2"/>
    </style:style>
    <style:style style:name="P15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6" style:family="paragraph" style:parent-style-name="Preformatted_20_Text">
      <style:paragraph-properties fo:break-before="page"/>
      <style:text-properties fo:font-size="14pt" officeooo:paragraph-rsid="000ac64e" style:font-size-asian="14pt" style:font-size-complex="14pt"/>
    </style:style>
    <style:style style:name="P17" style:family="paragraph" style:parent-style-name="Preformatted_20_Text">
      <style:text-properties fo:font-size="14pt" officeooo:paragraph-rsid="000ac64e" style:font-size-asian="14pt" style:font-size-complex="14pt"/>
    </style:style>
    <style:style style:name="P18" style:family="paragraph" style:parent-style-name="Standard">
      <style:text-properties style:font-name="Courier" fo:font-size="16pt" officeooo:rsid="00063665" officeooo:paragraph-rsid="000ac64e" style:font-size-asian="16pt" style:font-size-complex="16pt"/>
    </style:style>
    <style:style style:name="P19" style:family="paragraph" style:parent-style-name="Preformatted_20_Text">
      <style:text-properties fo:font-size="14pt" officeooo:paragraph-rsid="000ac64e" style:font-size-asian="14pt" style:font-size-complex="14pt"/>
    </style:style>
    <style:style style:name="P20" style:family="paragraph" style:parent-style-name="Preformatted_20_Text">
      <style:text-properties style:font-name="Liberation Mono1" fo:font-size="14pt" officeooo:rsid="00063665" officeooo:paragraph-rsid="000ac64e" style:font-size-asian="14pt" style:font-size-complex="14pt"/>
    </style:style>
    <style:style style:name="P21" style:family="paragraph" style:parent-style-name="Preformatted_20_Text">
      <style:paragraph-properties fo:break-before="page"/>
      <style:text-properties fo:font-size="14pt" officeooo:paragraph-rsid="000ac64e" style:font-size-asian="14pt" style:font-size-complex="14pt"/>
    </style:style>
    <style:style style:name="P22" style:family="paragraph" style:parent-style-name="Preformatted_20_Text" style:master-page-name="Standard">
      <style:paragraph-properties style:page-number="auto" fo:break-before="page"/>
      <style:text-properties fo:font-size="14pt" officeooo:paragraph-rsid="000ac64e" style:font-size-asian="14pt" style:font-size-complex="14pt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officeooo:rsid="000b9fdc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0b9f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Snippet #1: </text:span><text:span text:style-name="T5">eanhdtwouiiucot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2: <text:span text:style-name="T3">mllosirikas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3: <text:span text:style-name="T3">aphswohiuitt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4: <text:span text:style-name="T3">aaecsrosem,lpm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5: <text:span text:style-name="T3">wegharneniordnw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nippet #6: <text:span text:style-name="T3">mlkauirtnthgiejnrr</text:span></text:p>
      <text:p text:style-name="P15">Vigenere key = CYBERDIS</text:p>
      <text:p text:style-name="P9">Ciphertext #1 = CLZWFFQWVWULRW</text:p>
      <text:p text:style-name="P10"/>
      <text:p text:style-name="P10"/>
      <text:p text:style-name="P10"/>
      <text:p text:style-name="P10"/>
      <text:p text:style-name="P9">Vigenere key = CYBERDIS</text:p>
      <text:p text:style-name="P9">Ciphertext #2 = YMVPUJQNGSQECLBLNC</text:p>
      <text:p text:style-name="P10"/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3 = NGCIIWGXQPBPZWBDG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4 = UCDYILBQYGMPUHAWTT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5 = PCJXYHZSPBMSJHJGVF</text:p>
      <text:p text:style-name="P10"/>
      <text:p text:style-name="P10"/>
      <text:p text:style-name="P10"/>
      <text:p text:style-name="P10"/>
      <text:p text:style-name="P10"/>
      <text:p text:style-name="P9">Vigenere key = CYBERDIS</text:p>
      <text:p text:style-name="P9">Ciphertext #6 = DCONRPQFHPBRBOQF</text:p>
      <text:p text:style-name="P14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11"/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Enigma sez: </text:span><text:span text:style-name="T2">AADD LLZB DTQN SNAB JWED RXMD CIYC SQQZ GEGA BLFQ LSAP OXHI UCRC UIPP YVXC NYJZ AIMF OHDE KLRM MDKV SKHR LYOK WGMT</text:span></text:p>
      <text:p text:style-name="P4"/>
      <text:p text:style-name="P4"/>
      <text:p text:style-name="P4"/>
      <text:p text:style-name="P2"/>
      <text:p text:style-name="P1"/>
      <text:p text:style-name="P1"/>
      <text:p text:style-name="P5"><text:span text:style-name="T1">Enigma sez: </text:span><text:span text:style-name="T2">AADD LLZB DTQN SNAB JWED RXMD CIYC SQQZ GEGA BLFQ LSAP OXHI UCRC UIPP YVXC NYJZ AIMF OHDE KLRM MDKV SKHR LYOK WGMT</text:span></text:p>
      <text:p text:style-name="P12"/>
      <text:p text:style-name="P12"/>
      <text:p text:style-name="P12"/>
      <text:p text:style-name="P12"/>
      <text:p text:style-name="P6"><text:span text:style-name="T1">Enigma sez: </text:span><text:span text:style-name="T2">AADD LLZB DTQN SNAB JWED RXMD CIYC SQQZ GEGA BLFQ LSAP OXHI UCRC UIPP YVXC NYJZ AIMF OHDE KLRM MDKV SKHR LYOK WGMT</text:span></text:p>
      <text:p text:style-name="P18"/>
      <text:p text:style-name="P22">E Y B C R</text:p>
      <text:p text:style-name="P17">k h e t e</text:p>
      <text:p text:style-name="P17">r f o y v</text:p>
      <text:p text:style-name="P17">n g e i e</text:p>
      <text:p text:style-name="P17">i e 1 r s</text:p>
      <text:p text:style-name="P17">N O H J <text:s/></text:p>
      <text:p text:style-name="P17"/>
      <text:p text:style-name="P17">Vigenere Message Part #1: JHYRNBLKCHV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E Y B C R</text:p>
      <text:p text:style-name="P17">k h e t e</text:p>
      <text:p text:style-name="P17">r f o y v</text:p>
      <text:p text:style-name="P17">n g e i e</text:p>
      <text:p text:style-name="P17">i e 2 r s</text:p>
      <text:p text:style-name="P17"><text:s text:c="2"/>E N B <text:s/></text:p>
      <text:p text:style-name="P17"/>
      <text:p text:style-name="P17">Vigenere Message Part #2: LMAHEYCIEUMF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 Y B C R</text:p>
      <text:p text:style-name="P17">k h e t e</text:p>
      <text:p text:style-name="P17">r f o y v</text:p>
      <text:p text:style-name="P17">n g e i e</text:p>
      <text:p text:style-name="P17">i e 3 r s</text:p>
      <text:p text:style-name="P17">R E O G G</text:p>
      <text:p text:style-name="P17"><text:s text:c="6"/>E <text:s/></text:p>
      <text:p text:style-name="P17"/>
      <text:p text:style-name="P17">Vigenere Message Part #3: TEAVJELXSIG<text:line-break/></text:p>
      <text:p text:style-name="P16">E Y B C R</text:p>
      <text:p text:style-name="P17">k h e t e</text:p>
      <text:p text:style-name="P17">r f o y v</text:p>
      <text:p text:style-name="P17">n g e i e</text:p>
      <text:p text:style-name="P17">i e 4 r s</text:p>
      <text:p text:style-name="P17">M H O T A</text:p>
      <text:p text:style-name="P17"><text:s text:c="6"/>S <text:s/></text:p>
      <text:p text:style-name="P17"/>
      <text:p text:style-name="P17">Vigenere Message Part #4: ZHZIHGLLZMSL<text:lin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>E Y B C R</text:p>
      <text:p text:style-name="P17">k h e t e</text:p>
      <text:p text:style-name="P17">r f o y v</text:p>
      <text:p text:style-name="P17">n g e i e</text:p>
      <text:p text:style-name="P17">i e 5 r s</text:p>
      <text:p text:style-name="P17">E A M J S</text:p>
      <text:p text:style-name="P17"><text:s text:c="9"/></text:p>
      <text:p text:style-name="P17">Vigenere Message Part #5: WAYIABSOLERDF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E Y B C R</text:p>
      <text:p text:style-name="P17">k h e t e</text:p>
      <text:p text:style-name="P17">r f o y v</text:p>
      <text:p text:style-name="P17">n g e i e</text:p>
      <text:p text:style-name="P17">i e 6 r s</text:p>
      <text:p text:style-name="P17"><text:s text:c="2"/>A T P <text:s/></text:p>
      <text:p text:style-name="P17"/>
      <text:p text:style-name="P20">Vigenere Message Part #6: UIGSHXGNT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8-07-03T11:13:28.934189954</dc:date>
    <dc:creator>Wu-chang Feng</dc:creator>
    <meta:editing-duration>PT11M1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" meta:paragraph-count="68" meta:word-count="398" meta:character-count="1708" meta:non-whitespace-character-count="1338"/>
  </office:meta>
</office:document-meta>
</file>